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teración 1</text:span></text:p>
      <text:p text:style-name="P1"><text:span text:style-name="T2"/></text:p>
      <text:p text:style-name="P1"><text:span text:style-name="T3">Crear el background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Iteración 2 </text:span></text:p>
      <text:p text:style-name="P1"><text:span text:style-name="T6"/></text:p>
      <text:p text:style-name="P1"><text:span text:style-name="T7">Implementar la nave , crear movimiento hacia delante, atrás derecha e izquierda</text:span><text:span text:style-name="T8"><text:s/>(buscar scripts con movimiento de giro) , añadir potencia de fuego</text:span></text:p>
      <text:p text:style-name="P1"><text:span text:style-name="T9"/></text:p>
      <text:p text:style-name="P1"><text:span text:style-name="T10">Iteración 3</text:span></text:p>
      <text:p text:style-name="P1"><text:span text:style-name="T11"/></text:p>
      <text:p text:style-name="P1"><text:span text:style-name="T12">Establecer limites de movimiento tanto laterales como superior e inferior.</text:span></text:p>
      <text:p text:style-name="P1"><text:span text:style-name="T13"/></text:p>
      <text:p text:style-name="P1"><text:span text:style-name="T14">Iteración 4</text:span></text:p>
      <text:p text:style-name="P1"><text:span text:style-name="T15">Añadir enemigos.</text:span></text:p>
      <text:p text:style-name="P1"><text:span text:style-name="T16"/></text:p>
      <text:p text:style-name="P1"><text:span text:style-name="T17">Iteración 5</text:span></text:p>
      <text:p text:style-name="P1"><text:span text:style-name="T18"/></text:p>
      <text:p text:style-name="P1"><text:span text:style-name="T19">añadir colisiones</text:span></text:p>
      <text:p text:style-name="P1"><text:span text:style-name="T20"/></text:p>
      <text:p text:style-name="P1"><text:span text:style-name="T20"/></text:p>
      <text:p text:style-name="P1"><text:span text:style-name="T21">Iteración 6</text:span></text:p>
      <text:p text:style-name="P1"><text:span text:style-name="T22"/></text:p>
      <text:p text:style-name="P1"><text:span text:style-name="T23">Crear para el inicio del juego<text:s text:c="2"/>objetos que evitar, por ejemplo: Nubes ( para hacerse con los controles) , después en el background/space2 crear objetos como meteoritos, en el background/</text:span><text:span text:style-name="T24">space3 meter naves suicidas ( ./scripts/enemies/spacecraft)</text:span><text:span text:style-name="T25">,<text:s/></text:span><text:span text:style-name="T26">Bonus: añadir scripts de explosión cuando las naves son destruidas.</text:span></text:p>
      <text:p text:style-name="P1"><text:span text:style-name="T27"/></text:p>
      <text:p text:style-name="P1"><text:span text:style-name="T28">Iteración 7 Bonus</text:span></text:p>
      <text:p text:style-name="P1"><text:span text:style-name="T29"/></text:p>
      <text:p text:style-name="P1"><text:span text:style-name="T30">Naves enemigas disparan de forma aleatoria, pero solo en sentido de arriba a abajo o en diagonal…</text:span></text:p>
      <text:p text:style-name="P1"><text:span text:style-name="T31"/></text:p>
      <text:p text:style-name="P1"><text:span text:style-name="T32">Iteración 8 bonus</text:span></text:p>
      <text:p text:style-name="P1"><text:span text:style-name="T33"/></text:p>
      <text:p text:style-name="P1"><text:span text:style-name="T34">Añadir jefe final ./scripts/boss, movimiento estático en la parte superior de la pantalla pero que dispare de forma aleatoria 3 o 4 puntos de disparo.</text:span></text:p>
      <text:p text:style-name="P1"><text:span text:style-name="T35"/></text:p>
      <text:p text:style-name="P1"><text:span text:style-name="T36">Iteración 9</text:span></text:p>
      <text:p text:style-name="P1"><text:span text:style-name="T37"/></text:p>
      <text:p text:style-name="P1"><text:span text:style-name="T38">Contador de puntos, mensaje de game over, </text:span></text:p>
      <text:p text:style-name="P1"><text:span text:style-name="T39"/></text:p>
      <text:p text:style-name="P1"><text:span text:style-name="T40">Iteración 10 </text:span></text:p>
      <text:p text:style-name="P1"><text:span text:style-name="T41"/></text:p>
      <text:p text:style-name="P1"><text:span text:style-name="T42">Añadir musica y sonidos de disparos.<text:s/></text:span><text:span text:style-name="T43">Bonus: Explosiones si es que los hago</text:span><text:span text:style-name="T44">.</text:span></text:p>
      <text:p text:style-name="P1"><text:span text:style-name="T45"/></text:p>
      <text:p text:style-name="P1"><text:span text:style-name="T46">Iteración 11</text:span></text:p>
      <text:p text:style-name="P1"><text:span text:style-name="T46">Crear pantalla de inicio, titulo del juego con una portada,<text:s text:c="2"/>añadir instrucciones de controles, botón de inici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